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0.356cm"/>
    </style:style>
    <style:style style:name="co2" style:family="table-column">
      <style:table-column-properties fo:break-before="auto" style:column-width="20.348cm"/>
    </style:style>
    <style:style style:name="co3" style:family="table-column">
      <style:table-column-properties fo:break-before="auto" style:column-width="6.51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1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Default"/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빅데이터 모델링</text:p>
          </table:table-cell>
          <table:covered-table-cell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데이터 분석의 목적으로 수집된 데이터를 확률 통계적으로 정리, 요약하는 기초적인 통계 방법</text:p>
          </table:table-cell>
          <table:table-cell office:value-type="string" calcext:value-type="string">
            <text:p>기술 통계(Descriptive Statistics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두 개 이상의 변수 간에 존재하는 상호 연관성의 정도를 측정하는 방법</text:p>
          </table:table-cell>
          <table:table-cell office:value-type="string" calcext:value-type="string">
            <text:p>상관 분석(Correlation Analysis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하나 이상의 독립변수들이 종속변수에 미치는 영향을 추정할 수 있는 통계 기법</text:p>
          </table:table-cell>
          <table:table-cell office:value-type="string" calcext:value-type="string">
            <text:p>회귀 분석(Regression Analysis)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두 개 이상의 집단 간 비교를 수행하고자 할 때 집단 내의 분산, 총 평균과 각 집단의 평균 차이에 의해 생긴 집단 간 분산 비교로 얻은 분포를 이용하여 가설 검정을 수행하는 방법</text:p>
          </table:table-cell>
          <table:table-cell office:value-type="string" calcext:value-type="string">
            <text:p>분산 분석(ANOVA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많은 변수의 분산방식의 패턴을 간결하게 표현하는 주성분 변수를 원래 변수의 선형 결합으로 추출하는 통계 기법</text:p>
          </table:table-cell>
          <table:table-cell office:value-type="string" calcext:value-type="string">
            <text:p>주성분 분석(PCA)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집단에 대한 정보로부터 집단을 구별할 수 있는 판별 규칙 혹은 판별 함수를 만들고, 다변량 기법으로 조사된 집단에 대한 정보를 활용하여 새로운 개체가 어떤 집단인지를 탐색하는 통계 분석</text:p>
          </table:table-cell>
          <table:table-cell office:value-type="string" calcext:value-type="string">
            <text:p>판별 분석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대용량 데이터로부터 데이터 내에 존재하는 패턴, 관계 혹은 규칙 등을 탐색하고 통계적인 기법들을 활용하여 모델화하여 이를 통해 데이터 분석 및 더 나아가 유용한 정보, 지식 등을 추출하는 과정</text:p>
          </table:table-cell>
          <table:table-cell office:value-type="string" calcext:value-type="string">
            <text:p>데이터 마이닝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다수의 속성 혹은 변수를 가지는 객체들을 사전에 정해진 그룹이나 범주 중의 하나로 분류하는 모델</text:p>
          </table:table-cell>
          <table:table-cell office:value-type="string" calcext:value-type="string">
            <text:p>분류 모델(Classification Model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범주형 및 수치형 등의 과거 데이터로부터 특성을 분석하여 다른 데이터의 결과값을 예측하는 기법</text:p>
          </table:table-cell>
          <table:table-cell office:value-type="string" calcext:value-type="string">
            <text:p>예측 모델(Prediction Model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이질적인 집단을 몇 개의 동질적인 소집단으로 세분화하는 기법</text:p>
          </table:table-cell>
          <table:table-cell office:value-type="string" calcext:value-type="string">
            <text:p>군집 모델(Clustering Model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데이터에 숨어있는 동시에 발생하는 사건 혹은 항목 간의 규칙을 수치화하는 모델</text:p>
          </table:table-cell>
          <table:table-cell office:value-type="string" calcext:value-type="string">
            <text:p>연관 규칙 모델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정답인 레이블이 포함되어 있는 훈련 데이터를 통해 모델을 학습시키는 방법</text:p>
          </table:table-cell>
          <table:table-cell office:value-type="string" calcext:value-type="string">
            <text:p>지도 학습(Supervised Learn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입력 데이터에 대한 정답인 레이블이 없는 상태에서 데이터가 어떻게 구성되었는지를 알아내는 방법</text:p>
          </table:table-cell>
          <table:table-cell office:value-type="string" calcext:value-type="string">
            <text:p>비지도 학습(Unsupervised Learn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선택 가능한 행동 중 보상을 최대화하는 행동 혹은 행동 순서를 선택하는 학습 방법</text:p>
          </table:table-cell>
          <table:table-cell office:value-type="string" calcext:value-type="string">
            <text:p>강화 학습(Reinforcement Learn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정답인 레이블이 포함되어 있는 훈련 데이터와 레이블이 없는 훈련 데이터를 모두 훈련에 사용하는 학습 방법</text:p>
          </table:table-cell>
          <table:table-cell office:value-type="string" calcext:value-type="string">
            <text:p>준지도 학습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모델 내부에서 확인이 가능한 변수로 데이터를 통해 산출이 가능한 값</text:p>
          </table:table-cell>
          <table:table-cell office:value-type="string" calcext:value-type="string">
            <text:p>매개변수(Parameter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모델에서 외적인 요소로 데이터 분석을 통해 얻어지는 값이 아니라 사용자가 직접 설정해 주는 값</text:p>
          </table:table-cell>
          <table:table-cell office:value-type="string" calcext:value-type="string">
            <text:p>초 매개변수(Hyper-Parameter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적정 수준의 학습이 부족하여 실제 성능이 떨어지는 현상</text:p>
          </table:table-cell>
          <table:table-cell office:value-type="string" calcext:value-type="string">
            <text:p>과소 적합(Underfitt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훈련 데이터가 부족하여 훈련 데이터에는 잘 작동하지만, 실제 데이터는 예측을 못하는 현상</text:p>
          </table:table-cell>
          <table:table-cell office:value-type="string" calcext:value-type="string">
            <text:p>과대 적합(Overfitting)</text:p>
          </table:table-cell>
          <table:table-cell table:number-columns-repeated="1021"/>
        </table:table-row>
        <table:table-row table:style-name="ro3">
          <table:table-cell table:style-name="ce1"/>
          <table:table-cell table:style-name="ce5" office:value-type="string" calcext:value-type="string">
            <text:p>독립변수와 종속변수 간에 선형적인 관계를 도출해서 하나 이상의 독립변수들이 종속변수에 미치는 영향을 분석하고, 독립변수를 통해 종속변수를 예측하는 분석기법</text:p>
          </table:table-cell>
          <table:table-cell table:style-name="ce5" office:value-type="string" calcext:value-type="string">
            <text:p>회귀분석(Regression Analysis)</text:p>
          </table:table-cell>
          <table:table-cell table:style-name="ce1" table:number-columns-repeated="1021"/>
        </table:table-row>
        <table:table-row table:style-name="ro3">
          <table:table-cell/>
          <table:table-cell office:value-type="string" calcext:value-type="string">
            <text:p>모형을 가장 많이 향상시키는 변수를 하나씩 점진적으로 선택하는 방법</text:p>
          </table:table-cell>
          <table:table-cell office:value-type="string" calcext:value-type="string">
            <text:p>전진 선택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모두 포함된 상태에서 시작하며 가장 적은 영향을 주는 변수부터 하나씩 제거하는 방법</text:p>
          </table:table-cell>
          <table:table-cell office:value-type="string" calcext:value-type="string">
            <text:p>후진 소거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반응변수가 범주형인 경우에 적용되는 회귀 분석모형 </text:p>
          </table:table-cell>
          <table:table-cell table:style-name="ce5" office:value-type="string" calcext:value-type="string">
            <text:p><text:s text:c="25"/>로지스틱 회귀 분석 <text:s text:c="19"/>(Logistic Regression Analysis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의사결정 규칙을 나무구조로 나타내어 전체 자료를 몇 개의 소집단으로 분류하거나 예측하는 방법</text:p>
          </table:table-cell>
          <table:table-cell office:value-type="string" calcext:value-type="string">
            <text:p>의사결정나무(Decision Tree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각 독립변수를 이분화하는 과정을 반복하여 이진트리 형태를 형성함으로써 분류를 수행하는 알고리즘</text:p>
          </table:table-cell>
          <table:table-cell office:value-type="string" calcext:value-type="string">
            <text:p>CAR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불순도의 척도로 엔트로피 지수를 사용하며 각 마디에서 다지 분리가 가능한 알고리즘</text:p>
          </table:table-cell>
          <table:table-cell office:value-type="string" calcext:value-type="string">
            <text:p>C4.0 or C5.0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ID를 발전시킨 알고리즘으로 카이제곱 통계량을 사용</text:p>
          </table:table-cell>
          <table:table-cell office:value-type="string" calcext:value-type="string">
            <text:p>CHAI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편향이 심각한 CART의 문제점을 개선한 알고리즘, 카이제곱 통계량을 사용함</text:p>
          </table:table-cell>
          <table:table-cell office:value-type="string" calcext:value-type="string">
            <text:p>QUES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사람 두뇌의 신경세포인 뉴런이 전기신호를 전달하는 모습을 모방한 기계 학습 모델</text:p>
          </table:table-cell>
          <table:table-cell office:value-type="string" calcext:value-type="string">
            <text:p>인공신경망(ANN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사람 뇌 신경망에 있는 뉴런을 모방하여 입력층, 출력층으로 구성된 최초의 신경망</text:p>
          </table:table-cell>
          <table:table-cell office:value-type="string" calcext:value-type="string">
            <text:p>퍼셉트론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입력층과 출력층 사이에 하나 이상의 은닉층을 두어 비선형적으로 분리되는 데이터에 대해 학습이 가능한 퍼셉트론</text:p>
          </table:table-cell>
          <table:table-cell office:value-type="string" calcext:value-type="string">
            <text:p>다층 퍼셉트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순 입력함수로부터 전달받은 값을 출력값으로 변환해 주는 함수</text:p>
          </table:table-cell>
          <table:table-cell office:value-type="string" calcext:value-type="string">
            <text:p>활성화 함수(Activation Function)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오차 역전파에서 계산 결과가 정답과의 오차를 통해 가중치를 수정하는데, 입력층으로 갈수록 기울기가 작아져 가중치들이 업데이트 되지 않아 최적의 모델을 찾을 수 없는 문제</text:p>
          </table:table-cell>
          <table:table-cell office:value-type="string" calcext:value-type="string">
            <text:p>기울기 소실 문제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역방향으로 가중치 갱신을 통해 오차를 최소화시키도록 학습시키는 알고리즘</text:p>
          </table:table-cell>
          <table:table-cell office:value-type="string" calcext:value-type="string">
            <text:p>오차 역전파(Back Propagation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인공신경망에서 입력층에서 출력층까지 정보가 전달되는 과정</text:p>
          </table:table-cell>
          <table:table-cell office:value-type="string" calcext:value-type="string">
            <text:p>순전파(Feed Forward Propagation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벡터 공간에서 훈련 데이터가 속한 2개의 그룹을 분류하는 선형 분리자를 찾는 기하학적 모델</text:p>
          </table:table-cell>
          <table:table-cell office:value-type="string" calcext:value-type="string">
            <text:p>서포트 벡터 머신(SVM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VM에서 데이터 분류의 기준이 되는 경계</text:p>
          </table:table-cell>
          <table:table-cell office:value-type="string" calcext:value-type="string">
            <text:p>결정 경계(Decision Boundary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n 차원의 공간의 (n-1) 차원 평면</text:p>
          </table:table-cell>
          <table:table-cell office:value-type="string" calcext:value-type="string">
            <text:p>초 평면(Hyperplane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결정 경계에서 서포트 벡터까지의 거리</text:p>
          </table:table-cell>
          <table:table-cell office:value-type="string" calcext:value-type="string">
            <text:p>마진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훈련 데이터 중에서 결정경계와 가장 가까이에 있는 데이터들의 집합</text:p>
          </table:table-cell>
          <table:table-cell office:value-type="string" calcext:value-type="string">
            <text:p>서포트 벡터 머신(SVM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완벽한 분리가 불가능할 때 선형적으로 분류를 위해 허용된 오차를 위한 변수</text:p>
          </table:table-cell>
          <table:table-cell office:value-type="string" calcext:value-type="string">
            <text:p>슬랙 변수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마진의 안쪽이나 바깥쪽에 절대로 잘못 분류된 오 분류를 허용하지 않는 SVM</text:p>
          </table:table-cell>
          <table:table-cell office:value-type="string" calcext:value-type="string">
            <text:p>하드 마진 SV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마진의 안쪽이나 바깥쪽에 절대로 잘못 분류된 오 분류를 허용하는 SVM</text:p>
          </table:table-cell>
          <table:table-cell office:value-type="string" calcext:value-type="string">
            <text:p>소프트 마진 SV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관측된 여러 개의 변숫값으로부터 유사성에만 기초하여 n개의 군집으로 집단화하여 집단의 특성을 분석하는 다변량 통계 기법</text:p>
          </table:table-cell>
          <table:table-cell office:value-type="string" calcext:value-type="string">
            <text:p>군집 분석(Clustering Analysis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유사한 개체를 묶어 나가는 과정을 반복하여 원하는 개수의 군집을 형성하는 방법</text:p>
          </table:table-cell>
          <table:table-cell office:value-type="string" calcext:value-type="string">
            <text:p>계층적 군집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원하는 군집 수(k) 만큼 초깃값을 지정하고, 각 개체를 가까운 초깃값에 할당하여 군집을 형성한 뒤 각 군집의 평균을 재계산하여 초깃값을 갱신하는 군집 분석</text:p>
          </table:table-cell>
          <table:table-cell office:value-type="string" calcext:value-type="string">
            <text:p>K-평균 군집 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클러스터 내 오차 제곱합이 최소가 되도록 클러스터의 수를 결정해 나가는 방법, 중심 간의 평균 거리가 더 이상 감소하지 않는 경우의 K를 선택함 </text:p>
          </table:table-cell>
          <table:table-cell office:value-type="string" calcext:value-type="string">
            <text:p>엘보우(Elbow) 기법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데이터가 K개의 모수적 모형의 가중합으로 표현되는 모집단 모형으로부터 나왔다는 가정하에서 모수와 함께 가중치를 자료로부터 추정하는 방법</text:p>
          </table:table-cell>
          <table:table-cell office:value-type="string" calcext:value-type="string">
            <text:p>혼합 분포 군집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확률분포가 k개의 가우시안 분포의 선형결합으로 이뤄졌음을 가정하고 각 분포에 속할 확률이 높은 데이터 간의 군집을 형성하는 방법</text:p>
          </table:table-cell>
          <table:table-cell office:value-type="string" calcext:value-type="string">
            <text:p>가우시안 혼합모델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관측되지 않는 잠재변수에 의존하는 확률 모델에서 최대 가능도나 최대 사후 확률을 갖는 모수의 추정값을 찾는 반복적인 알고리즘</text:p>
          </table:table-cell>
          <table:table-cell office:value-type="string" calcext:value-type="string">
            <text:p>E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개체들의 밀도 계산을 기반으로 밀접하게 분포된 개체들끼리 그룹핑하는 알고리즘 </text:p>
          </table:table-cell>
          <table:table-cell office:value-type="string" calcext:value-type="string">
            <text:p>DBSCAN</text:p>
          </table:table-cell>
          <table:table-cell table:number-columns-repeated="1021"/>
        </table:table-row>
        <table:table-row table:style-name="ro3">
          <table:table-cell table:style-name="ce1"/>
          <table:table-cell table:style-name="ce5" office:value-type="string" calcext:value-type="string">
            <text:p>인공신경망으로 자율학습 방법에 의한 클러스터링 방법을 활용한 알고리즘, 데이터를 이해하기 쉬운 저차원의 뉴런으로 정렬하여 지도의 형태로 형상화한 비지도 신경망</text:p>
          </table:table-cell>
          <table:table-cell table:style-name="ce5" office:value-type="string" calcext:value-type="string">
            <text:p><text:s/>SOM</text:p>
          </table:table-cell>
          <table:table-cell table:style-name="ce1" table:number-columns-repeated="1021"/>
        </table:table-row>
        <table:table-row table:style-name="ro3">
          <table:table-cell/>
          <table:table-cell office:value-type="string" calcext:value-type="string">
            <text:p>종속변수가 하나이고 범주형인 데이터를 분석하여 모형의 유의성과 독립변수의 유의성을 알아보는 분석방법</text:p>
          </table:table-cell>
          <table:table-cell office:value-type="string" calcext:value-type="string">
            <text:p>범주형 자료 분석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범주형 자료 간의 차이를 보여주는 분석 방법으로 관찰된 빈도가 기대되는 빈도와 유의하게 다른지의 여부를 검정하는 기법</text:p>
          </table:table-cell>
          <table:table-cell office:value-type="string" calcext:value-type="string">
            <text:p>카이제곱 검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개의 요인을 대상으로 표본 집단의 분포가 주어진 분포를 따르고 있는지를 검정하는 기법</text:p>
          </table:table-cell>
          <table:table-cell office:value-type="string" calcext:value-type="string">
            <text:p>적합도 검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여러 범주를 가지는 2개의 요인이 독립적인지, 서로 연관성이 있는지를 검정하는 기법</text:p>
          </table:table-cell>
          <table:table-cell office:value-type="string" calcext:value-type="string">
            <text:p>독립성 검정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각각의 독립적인 부모 집단으로부터 정해진 표본의 크기만큼 자료를 추출하는 경우에 관측값들이 범주 내에서 서로 동질한지 여부를 검정하는 기법</text:p>
          </table:table-cell>
          <table:table-cell office:value-type="string" calcext:value-type="string">
            <text:p>동질성 검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표본 수가 적거나 표본이 셀에 치우치게 분포되어 있을 경우 사용하는 분석 기법</text:p>
          </table:table-cell>
          <table:table-cell office:value-type="string" calcext:value-type="string">
            <text:p>피셔의 정확 검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독립변수가 범주형이고, 종속변수가 수치형일 때 두 집단의 평균을 비교하는 검정 기법</text:p>
          </table:table-cell>
          <table:table-cell office:value-type="string" calcext:value-type="string">
            <text:p>T-검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각 변수를 개별적으로 분석하지 않고 동시에 분석하여 여러 변수 간의 관계성을 고려하는 분석 기법</text:p>
          </table:table-cell>
          <table:table-cell office:value-type="string" calcext:value-type="string">
            <text:p>다변량 분석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여러 대상 간의 거리가 주어져 있을 때, 대상들을 동일한 상대적 거리를 가진 실수 공간의 점들로 배치시키는 방법</text:p>
          </table:table-cell>
          <table:table-cell office:value-type="string" calcext:value-type="string">
            <text:p>다차원 척도법(MDS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상관관계가 있는 고차원 자료를 자료의 변동을 최대한 보존하며 저차원 자료로 변환하는 차원축소 방법</text:p>
          </table:table-cell>
          <table:table-cell office:value-type="string" calcext:value-type="string">
            <text:p>주성분 분석(PCA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연도별, 분기별, 월별 등 시계열로 관측되는 자료를 분석하여 미래를 예측하기 위한 분석 기법</text:p>
          </table:table-cell>
          <table:table-cell office:value-type="string" calcext:value-type="string">
            <text:p>시계열 분석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시점에 상관없이 시계열의 특성이 일정하다는 의미</text:p>
          </table:table-cell>
          <table:table-cell office:value-type="string" calcext:value-type="string">
            <text:p>정상성(Stationary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현 시점의 자료가 p 시점의 유한 개의 과거 자료로 설명될 수 있는 시계열 모형</text:p>
          </table:table-cell>
          <table:table-cell office:value-type="string" calcext:value-type="string">
            <text:p>자기 회귀 모형(AR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시간이 지날수록 관측치의 평균값이 지속적으로 증가하거나 감소하는 시계열 모형</text:p>
          </table:table-cell>
          <table:table-cell office:value-type="string" calcext:value-type="string">
            <text:p>이동 평균 모형(MA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분기/반기/연간 단위로 다음 지표를 예측하거나 주간/월간 단위로 지표를 리뷰하여 트렌드를 분석하는 기법</text:p>
          </table:table-cell>
          <table:table-cell office:value-type="string" calcext:value-type="string">
            <text:p>자기 회귀 누적 이동 평균 모형(ARIMA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여러 비선형 변환 기법의 조합을 통해 높은 수준의 추상화를 시도하는 기계 학습 알고리즘의 집합</text:p>
          </table:table-cell>
          <table:table-cell office:value-type="string" calcext:value-type="string">
            <text:p>딥러닝(Deep Learn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은닉층(Hidden Layer)을 심층으로 구성한 신경망으로 학습하는 알고리즘</text:p>
          </table:table-cell>
          <table:table-cell office:value-type="string" calcext:value-type="string">
            <text:p>DN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시각적 이미지를 분석하는 데 사용되는 심층 신경망</text:p>
          </table:table-cell>
          <table:table-cell office:value-type="string" calcext:value-type="string">
            <text:p>합성곱 신경망(CNN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음성 신호, 연속적 시계열 데이터 분석에 사용되며 은닉층에 재귀적인 신경망을 갖는 알고리즘</text:p>
          </table:table-cell>
          <table:table-cell office:value-type="string" calcext:value-type="string">
            <text:p>RN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여러 가지 동일한 종류 또는 서로 상이한 모형들의 예측/분류 결과를 종합하여 최종적인 의사 결정에 활용하는 기법</text:p>
          </table:table-cell>
          <table:table-cell office:value-type="string" calcext:value-type="string">
            <text:p>앙상블 기법(Ensemble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훈련 데이터에서 다수의 부트스트랩(bootstrap) 자료를 생성하고, 각 자료를 모델링 한 후 결합하여 최종 예측 모형을 만드는 알고리즘</text:p>
          </table:table-cell>
          <table:table-cell office:value-type="string" calcext:value-type="string">
            <text:p>배깅(Bagg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잘못 분류된 개체들에 가중치를 적용, 새로운 분류 규칙을 만들고 이 과정을 반복해 최종 모형을 만드는 알고리즘</text:p>
          </table:table-cell>
          <table:table-cell office:value-type="string" calcext:value-type="string">
            <text:p>부스팅(Boost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잘못 예측한 데이터에 가중치를 부여하여 오류를 개선하는 알고리즘</text:p>
          </table:table-cell>
          <table:table-cell office:value-type="string" calcext:value-type="string">
            <text:p>AdaBoos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경사 하강법을 이용하여 가중치를 업데이트하여 최적화된 결과를 얻는 알고리즘</text:p>
          </table:table-cell>
          <table:table-cell office:value-type="string" calcext:value-type="string">
            <text:p>GBM(Gradient Boost Machine)</text:p>
          </table:table-cell>
          <table:table-cell table:number-columns-repeated="1021"/>
        </table:table-row>
        <table:table-row table:style-name="ro3">
          <table:table-cell table:style-name="ce1"/>
          <table:table-cell table:style-name="ce5" office:value-type="string" calcext:value-type="string">
            <text:p>의사결정나무의 특징이 분산이 크다는 점을 고려하여 배깅과 부스팅보다 더 많은 무작위성을 주어 약한 학습기들을 생성한 후 이를 선형 결합하여 최종 학습기를 만드는 방법</text:p>
          </table:table-cell>
          <table:table-cell table:style-name="ce5" office:value-type="string" calcext:value-type="string">
            <text:p>랜덤 포래스트(Random Forest)</text:p>
          </table:table-cell>
          <table:table-cell table:style-name="ce1" table:number-columns-repeated="1021"/>
        </table:table-row>
        <table:table-row table:style-name="ro3" table:number-rows-repeated="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00/00/00</text:date>, <text:time style:data-style-name="N2" text:time-value="11:19:16.796061971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5:49:21.722051575</meta:creation-date>
    <meta:generator>LibreOffice/6.4.7.2$Linux_X86_64 LibreOffice_project/40$Build-2</meta:generator>
    <dc:date>2022-03-25T14:27:52.457971980</dc:date>
    <meta:editing-duration>PT3H9M25S</meta:editing-duration>
    <meta:editing-cycles>7</meta:editing-cycles>
    <meta:document-statistic meta:table-count="1" meta:cell-count="155" meta:object-count="0"/>
  </office:meta>
</office:document-meta>
</file>